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4.038cm"/>
    </style:style>
    <style:style style:name="co5" style:family="table-column">
      <style:table-column-properties fo:break-before="auto" style:column-width="1.804cm"/>
    </style:style>
    <style:style style:name="co6" style:family="table-column">
      <style:table-column-properties fo:break-before="auto" style:column-width="2.4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>
      <style:text-properties fo:color="#c9211e" fo:font-size="40pt" style:font-size-asian="40pt" style:font-size-complex="40pt"/>
    </style:style>
    <style:style style:name="ce3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cenario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robabilidade</text:p>
          </table:table-cell>
          <table:table-cell office:value-type="string" calcext:value-type="string">
            <text:p>Resultado</text:p>
          </table:table-cell>
        </table:table-row>
        <table:table-row table:style-name="ro1">
          <table:table-cell/>
          <table:table-cell office:value-type="string" calcext:value-type="string">
            <text:p>Pessimista</text:p>
          </table:table-cell>
          <table:table-cell office:value-type="string" calcext:value-type="string">
            <text:p>Cenario 1</text:p>
          </table:table-cell>
          <table:table-cell table:style-name="ce3" office:value-type="percentage" office:value="0.5" calcext:value-type="percentage">
            <text:p>50%</text:p>
          </table:table-cell>
          <table:table-cell table:style-name="ce1" office:value-type="currency" office:currency="BRL" office:value="0" calcext:value-type="currency">
            <text:p>R$ 0,00</text:p>
          </table:table-cell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office:value-type="string" calcext:value-type="string">
            <text:p>Cenario 2</text:p>
          </table:table-cell>
          <table:table-cell table:style-name="ce3" office:value-type="percentage" office:value="0.4" calcext:value-type="percentage">
            <text:p>40%</text:p>
          </table:table-cell>
          <table:table-cell table:style-name="ce1" office:value-type="currency" office:currency="BRL" office:value="30000" calcext:value-type="currency">
            <text:p>R$ 30.000,00</text:p>
          </table:table-cell>
        </table:table-row>
        <table:table-row table:style-name="ro1">
          <table:table-cell/>
          <table:table-cell office:value-type="string" calcext:value-type="string">
            <text:p>Otimista</text:p>
          </table:table-cell>
          <table:table-cell office:value-type="string" calcext:value-type="string">
            <text:p>Cenario 3</text:p>
          </table:table-cell>
          <table:table-cell table:style-name="ce3" office:value-type="percentage" office:value="0.1" calcext:value-type="percentage">
            <text:p>10%</text:p>
          </table:table-cell>
          <table:table-cell table:style-name="ce1" office:value-type="currency" office:currency="BRL" office:value="100000" calcext:value-type="currency">
            <text:p>R$ 100.000,0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advogado</text:p>
          </table:table-cell>
          <table:table-cell office:value-type="string" calcext:value-type="string">
            <text:p>Custo</text:p>
          </table:table-cell>
          <table:table-cell table:style-name="ce1" office:value-type="currency" office:currency="BRL" office:value="20000" calcext:value-type="currency">
            <text:p>R$ 20.000,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Valor esperado da Ação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 table:formula="of:=[.D6]*[.E6]+[.D7]*[.E7]+[.D8]*[.E8]" office:value-type="currency" office:currency="BRL" office:value="22000" calcext:value-type="currency">
            <text:p>R$ 22.000,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sultado Esperado</text:p>
          </table:table-cell>
          <table:table-cell table:style-name="ce1" table:formula="of:=[.B17]-[.D11]" office:value-type="currency" office:currency="BRL" office:value="2000" calcext:value-type="currency">
            <text:p>R$ 2.000,00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MAIOR RISCO</text:p>
          </table:table-cell>
          <table:table-cell table:number-columns-repeated="3"/>
        </table:table-row>
      </table:table>
      <table:table table:name="cenario2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number-columns-repeated="3"/>
          <table:table-cell office:value-type="string" calcext:value-type="string">
            <text:p>Probabilidade</text:p>
          </table:table-cell>
          <table:table-cell office:value-type="string" calcext:value-type="string">
            <text:p>Resultado</text:p>
          </table:table-cell>
        </table:table-row>
        <table:table-row table:style-name="ro1">
          <table:table-cell/>
          <table:table-cell office:value-type="string" calcext:value-type="string">
            <text:p>Pessimista</text:p>
          </table:table-cell>
          <table:table-cell office:value-type="string" calcext:value-type="string">
            <text:p>Cenario 1</text:p>
          </table:table-cell>
          <table:table-cell table:style-name="ce3" office:value-type="percentage" office:value="0.12" calcext:value-type="percentage">
            <text:p>12%</text:p>
          </table:table-cell>
          <table:table-cell table:style-name="ce1" office:value-type="currency" office:currency="BRL" office:value="0" calcext:value-type="currency">
            <text:p>R$ 0,00</text:p>
          </table:table-cell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office:value-type="string" calcext:value-type="string">
            <text:p>Cenario 2</text:p>
          </table:table-cell>
          <table:table-cell table:style-name="ce3" office:value-type="percentage" office:value="0.88" calcext:value-type="percentage">
            <text:p>88%</text:p>
          </table:table-cell>
          <table:table-cell table:style-name="ce1" office:value-type="currency" office:currency="BRL" office:value="25000" calcext:value-type="currency">
            <text:p>R$ 25.000,00</text:p>
          </table:table-cell>
        </table:table-row>
        <table:table-row table:style-name="ro1">
          <table:table-cell/>
          <table:table-cell office:value-type="string" calcext:value-type="string">
            <text:p>Otimista</text:p>
          </table:table-cell>
          <table:table-cell office:value-type="string" calcext:value-type="string">
            <text:p>Cenario 3</text:p>
          </table:table-cell>
          <table:table-cell table:style-name="ce3" office:value-type="percentage" office:value="0" calcext:value-type="percentage">
            <text:p>0%</text:p>
          </table:table-cell>
          <table:table-cell table:style-name="ce1" office:value-type="currency" office:currency="BRL" office:value="100000" calcext:value-type="currency">
            <text:p>R$ 100.000,0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advogado</text:p>
          </table:table-cell>
          <table:table-cell office:value-type="string" calcext:value-type="string">
            <text:p>Custo</text:p>
          </table:table-cell>
          <table:table-cell table:style-name="ce1" office:value-type="currency" office:currency="BRL" office:value="20000" calcext:value-type="currency">
            <text:p>R$ 20.000,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Valor esperado da Ação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 table:formula="of:=[.D2]*[.E2]+[.D3]*[.E3]+[.D4]*[.E4]" office:value-type="currency" office:currency="BRL" office:value="22000" calcext:value-type="currency">
            <text:p>R$ 22.000,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sultado Esperado</text:p>
          </table:table-cell>
          <table:table-cell table:style-name="ce1" table:formula="of:=[.B13]-[.D7]" office:value-type="currency" office:currency="BRL" office:value="2000" calcext:value-type="currency">
            <text:p>R$ 2.000,00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MENOR RISCO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5T19:49:55.129071327</meta:creation-date>
    <dc:date>2021-12-25T20:06:58.356695881</dc:date>
    <meta:editing-duration>PT17M3S</meta:editing-duration>
    <meta:editing-cycles>2</meta:editing-cycles>
    <meta:generator>LibreOffice/6.4.7.2$Linux_X86_64 LibreOffice_project/40$Build-2</meta:generator>
    <meta:document-statistic meta:table-count="2" meta:cell-count="44" meta:object-count="0"/>
  </office:meta>
</office:document-meta>
</file>